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e70" officeooo:paragraph-rsid="000b8e70"/>
    </style:style>
    <style:style style:name="P2" style:family="paragraph" style:parent-style-name="Standard">
      <style:text-properties officeooo:rsid="000bf935" officeooo:paragraph-rsid="000bf935"/>
    </style:style>
    <style:style style:name="P3" style:family="paragraph" style:parent-style-name="Standard">
      <style:text-properties officeooo:rsid="000d3723" officeooo:paragraph-rsid="000bf935"/>
    </style:style>
    <style:style style:name="P4" style:family="paragraph" style:parent-style-name="Standard">
      <style:text-properties officeooo:rsid="000d3723" officeooo:paragraph-rsid="000d3723"/>
    </style:style>
    <style:style style:name="P5" style:family="paragraph" style:parent-style-name="Standard">
      <style:text-properties fo:font-weight="bold" officeooo:rsid="000d3723" officeooo:paragraph-rsid="000d372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</text:p>
      <text:p text:style-name="P1"/>
      <text:p text:style-name="P1"><text:tab/>Output after executing the ‘runecos’ binary is:</text:p>
      <text:p text:style-name="P1"/>
      <text:p text:style-name="P1">ECOS 2.0.4 - (C) embotech GmbH, Zurich Switzerland, 2012-15. Web: www.embotech.com/ECOS</text:p>
      <text:p text:style-name="P1"/>
      <text:p text:style-name="P1">It <text:s text:c="4"/>pcost <text:s text:c="6"/>dcost <text:s text:c="5"/>gap <text:s text:c="2"/>pres <text:s text:c="2"/>dres <text:s text:c="3"/>k/t <text:s text:c="3"/>mu <text:s text:c="4"/>step <text:s text:c="2"/>sigma <text:s text:c="4"/>IR <text:s text:c="3"/>| <text:s text:c="2"/>BT</text:p>
      <text:p text:style-name="P1"><text:s/>0 <text:s/>+5.230e-01 <text:s/>+5.230e-01 <text:s/>+4e+02 <text:s/>9e-01 <text:s/>4e-01 <text:s/>1e+00 <text:s/>2e+00 <text:s text:c="3"/>--- <text:s text:c="3"/>--- <text:s text:c="3"/>1 <text:s/>1 <text:s/>- | <text:s/>- <text:s/>- </text:p>
      <text:p text:style-name="P1"><text:s/>1 <text:s/>+1.527e+00 <text:s/>+2.220e+00 <text:s/>+1e+02 <text:s/>1e-01 <text:s/>8e-02 <text:s/>9e-01 <text:s/>6e-01 <text:s/>0.8028 <text:s/>1e-01 <text:s text:c="2"/>1 <text:s/>1 <text:s/>2 | <text:s/>0 <text:s/>0</text:p>
      <text:p text:style-name="P1"><text:s/>2 <text:s/>+5.637e-01 <text:s/>+8.452e-01 <text:s/>+6e+01 <text:s/>4e-02 <text:s/>4e-02 <text:s/>4e-01 <text:s/>3e-01 <text:s/>0.7541 <text:s/>3e-01 <text:s text:c="2"/>2 <text:s/>2 <text:s/>2 | <text:s/>0 <text:s/>0</text:p>
      <text:p text:style-name="P1"><text:s/>3 <text:s/>+5.296e-01 <text:s/>+7.411e-01 <text:s/>+5e+01 <text:s/>4e-02 <text:s/>4e-02 <text:s/>3e-01 <text:s/>2e-01 <text:s/>0.3012 <text:s/>4e-01 <text:s text:c="2"/>2 <text:s/>2 <text:s/>2 | <text:s/>0 <text:s/>0</text:p>
      <text:p text:style-name="P1"><text:s/>4 <text:s/>+1.551e-01 <text:s/>+1.644e-01 <text:s/>+4e+00 <text:s/>3e-03 <text:s/>3e-03 <text:s/>2e-02 <text:s/>2e-02 <text:s/>0.9490 <text:s/>4e-02 <text:s text:c="2"/>2 <text:s/>2 <text:s/>2 | <text:s/>0 <text:s/>0</text:p>
      <text:p text:style-name="P1"><text:s/>5 <text:s/>+1.458e-01 <text:s/>+1.490e-01 <text:s/>+2e+00 <text:s/>2e-03 <text:s/>1e-03 <text:s/>6e-03 <text:s/>1e-02 <text:s/>0.6057 <text:s/>3e-01 <text:s text:c="2"/>2 <text:s/>2 <text:s/>1 | <text:s/>0 <text:s/>0</text:p>
      <text:p text:style-name="P1"><text:s/>6 <text:s/>+1.707e-01 <text:s/>+1.714e-01 <text:s/>+8e-01 <text:s/>5e-04 <text:s/>4e-04 <text:s/>2e-03 <text:s/>4e-03 <text:s/>0.7514 <text:s/>1e-01 <text:s text:c="2"/>2 <text:s/>1 <text:s/>1 | <text:s/>0 <text:s/>0</text:p>
      <text:p text:style-name="P1"><text:s/>7 <text:s/>+1.894e-01 <text:s/>+1.894e-01 <text:s/>+2e-01 <text:s/>1e-04 <text:s/>1e-04 <text:s/>3e-04 <text:s/>9e-04 <text:s/>0.9859 <text:s/>2e-01 <text:s text:c="2"/>2 <text:s/>1 <text:s/>2 | <text:s/>0 <text:s/>0</text:p>
      <text:p text:style-name="P1"><text:s/>8 <text:s/>+1.926e-01 <text:s/>+1.926e-01 <text:s/>+4e-03 <text:s/>2e-06 <text:s/>2e-06 <text:s/>5e-06 <text:s/>2e-05 <text:s/>0.9827 <text:s/>1e-03 <text:s text:c="2"/>2 <text:s/>1 <text:s/>1 | <text:s/>0 <text:s/>0</text:p>
      <text:p text:style-name="P1"><text:s/>9 <text:s/>+1.927e-01 <text:s/>+1.927e-01 <text:s/>+6e-05 <text:s/>4e-08 <text:s/>3e-08 <text:s/>8e-08 <text:s/>3e-07 <text:s/>0.9835 <text:s/>1e-04 <text:s text:c="2"/>2 <text:s/>1 <text:s/>1 | <text:s/>0 <text:s/>0</text:p>
      <text:p text:style-name="P1">10 <text:s/>+1.927e-01 <text:s/>+1.927e-01 <text:s/>+4e-06 <text:s/>2e-09 <text:s/>2e-09 <text:s/>5e-09 <text:s/>2e-08 <text:s/>0.9392 <text:s/>1e-03 <text:s text:c="2"/>2 <text:s/>1 <text:s/>1 | <text:s/>0 <text:s/>0</text:p>
      <text:p text:style-name="P1">11 <text:s/>+1.927e-01 <text:s/>+1.927e-01 <text:s/>+6e-08 <text:s/>4e-11 <text:s/>3e-11 <text:s/>8e-11 <text:s/>3e-10 <text:s/>0.9890 <text:s/>6e-03 <text:s text:c="2"/>2 <text:s/>1 <text:s/>1 | <text:s/>0 <text:s/>0</text:p>
      <text:p text:style-name="P1">12 <text:s/>+1.927e-01 <text:s/>+1.927e-01 <text:s/>+1e-09 <text:s/>7e-13 <text:s/>6e-13 <text:s/>1e-12 <text:s/>6e-12 <text:s/>0.9815 <text:s/>1e-04 <text:s text:c="2"/>2 <text:s/>1 <text:s/>1 | <text:s/>0 <text:s/>0</text:p>
      <text:p text:style-name="P1"/>
      <text:p text:style-name="P1">OPTIMAL (within feastol=7.3e-13, reltol=5.9e-09, abstol=1.1e-09).</text:p>
      <text:p text:style-name="P1">Runtime: 0.007335 seconds.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37:09.501590746</meta:creation-date>
    <dc:date>2017-03-31T12:09:23.133123270</dc:date>
    <meta:editing-duration>PT11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48" meta:character-count="1560" meta:non-whitespace-character-count="1078"/>
  </office:meta>
</office:document-meta>
</file>